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2000000E0000634100004A4C8B8C0B6EC20B268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/ColorTable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ole-draw-aspect="1" style:protect="size"/>
    </style:style>
    <style:style style:name="pr1" style:family="presentation" style:parent-style-name="Focus-subtitle">
      <style:graphic-properties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3-title">
      <style:graphic-properties draw:auto-grow-height="true" fo:min-height="3.333cm"/>
    </style:style>
    <style:style style:name="pr7" style:family="presentation" style:parent-style-name="Focus3-notes">
      <style:graphic-properties draw:fill-color="#ffffff" draw:auto-grow-height="true" fo:min-height="12.572cm"/>
    </style:style>
    <style:style style:name="pr8" style:family="presentation" style:parent-style-name="Focus2-title">
      <style:graphic-properties draw:auto-grow-height="true" fo:min-height="3.506cm"/>
    </style:style>
    <style:style style:name="pr9" style:family="presentation" style:parent-style-name="Focus2-outline1">
      <style:graphic-properties fo:min-height="11.929cm"/>
    </style:style>
    <style:style style:name="pr10" style:family="presentation" style:parent-style-name="Focus2-notes">
      <style:graphic-properties draw:fill-color="#ffffff" draw:auto-grow-height="true" fo:min-height="12.572cm"/>
    </style:style>
    <style:style style:name="pr11" style:family="presentation" style:parent-style-name="Focus3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language="pt" fo:country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OAC - 2017</presentation:footer-decl>
      <presentation:date-time-decl presentation:name="dtd1" presentation:source="current-date" style:data-style-name="D3"/>
      <draw:page draw:name="page1" draw:style-name="dp1" draw:master-page-name="Focu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7.116cm" svg:height="6.865cm" svg:x="10.404cm" svg:y="7.079cm" presentation:class="subtitle">
          <draw:text-box>
            <text:p>Marlon H.</text:p>
            <text:p>T1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Olá</text:p>
          </draw:text-box>
        </draw:frame>
        <draw:frame presentation:style-name="pr4" draw:text-style-name="P2" draw:layer="layout" svg:width="12.244cm" svg:height="9.423cm" svg:x="7.911cm" svg:y="7.582cm" presentation:class="outline" presentation:user-transformed="true">
          <draw:text-box>
            <text:list text:style-name="L2">
              <text:list-header>
                <text:p text:style-name="P2"><text:span text:style-name="T1">Sistema de Interpolação por Eliminação Gaussiana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Interpolação Polinomial</text:p>
          </draw:text-box>
        </draw:frame>
        <draw:frame draw:style-name="gr2" draw:layer="layout" svg:width="22.539cm" svg:height="6.934cm" svg:x="1.946cm" svg:y="5.1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18.313cm" svg:height="3.506cm" svg:x="4.903cm" svg:y="0.837cm" presentation:class="title" presentation:user-transformed="true">
          <draw:text-box>
            <text:p>Obtendo Valores</text:p>
          </draw:text-box>
        </draw:frame>
        <draw:frame presentation:style-name="pr9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Salvar vetor de valores do sistema Polinomial.</text:p>
              </text:list-item>
              <text:list-item>
                <text:p>Valor do KeyFramming gerado apartir de um produtório do vetor solução do sistem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Desempenho</text:p>
          </draw:text-box>
        </draw:frame>
        <draw:frame presentation:style-name="pr11" draw:layer="layout" svg:width="24.108cm" svg:height="12.37cm" svg:x="1.946cm" svg:y="5.114cm" presentation:class="outline">
          <draw:text-box>
            <text:list text:style-name="L2">
              <text:list-item>
                <text:p>Solução O(n³)</text:p>
              </text:list-item>
              <text:list-item>
                <text:p>KeyFramming O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MT3" style:family="text">
      <style:text-properties fo:color="#dddddd" style:font-name="DejaVu Sans2" fo:font-size="14pt" fo:language="pt" fo:country="BR" style:font-size-asian="14pt" style:language-asian="pt" style:country-asian="BR" style:font-size-complex="14pt" style:language-complex="pt" style:country-complex="BR"/>
    </style:style>
    <style:style style:name="MT4" style:family="text">
      <style:text-properties fo:color="#dddddd" style:font-name="DejaVu Sans2" fo:font-size="14pt" style:font-size-asian="14pt" style:font-size-complex="14pt"/>
    </style:style>
    <style:style style:name="MT5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3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4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4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3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5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4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3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5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4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12:58:04.774899180</meta:creation-date>
    <meta:editing-duration>P0D</meta:editing-duration>
    <meta:editing-cycles>1</meta:editing-cycles>
    <meta:generator>LibreOffice/5.3.0.3$Linux_X86_64 LibreOffice_project/7074905676c47b82bbcfbea1aeefc84afe1c50e1</meta:generator>
    <meta:document-statistic meta:object-count="77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ado</mi>
            <mi mathvariant="italic">um</mi>
            <mi mathvariant="italic">conjunto</mi>
            <mi mathvariant="italic">de</mi>
            <mi mathvariant="italic">Keyframes</mi>
            <mrow>
              <mi>k</mi>
              <mo stretchy="false">=</mo>
              <mo stretchy="false">{</mo>
            </mrow>
            <mrow>
              <mo fence="true" stretchy="false">(</mo>
              <mrow>
                <mrow>
                  <msub>
                    <mi>t</mi>
                    <mn>1</mn>
                  </msub>
                  <mi>,</mi>
                  <msub>
                    <mi>v</mi>
                    <mn>1</mn>
                  </msub>
                </mrow>
              </mrow>
              <mo fence="true" stretchy="false">)</mo>
            </mrow>
            <mi>,</mi>
            <mrow>
              <mo fence="true" stretchy="false">(</mo>
              <mrow>
                <mrow>
                  <msub>
                    <mi>t</mi>
                    <mn>2</mn>
                  </msub>
                  <mi>,</mi>
                  <msub>
                    <mi>v</mi>
                    <mn>2</mn>
                  </msub>
                </mrow>
              </mrow>
              <mo fence="true" stretchy="false">)</mo>
            </mrow>
            <mi>,</mi>
            <mo stretchy="false">⋯</mo>
            <mi>,</mi>
            <mrow>
              <mo fence="true" stretchy="false">(</mo>
              <mrow>
                <mrow>
                  <msub>
                    <mi>t</mi>
                    <mi>n</mi>
                  </msub>
                  <mi>,</mi>
                  <msub>
                    <mi>v</mi>
                    <mi>n</mi>
                  </msub>
                </mrow>
              </mrow>
              <mo fence="true" stretchy="false">)</mo>
            </mrow>
            <mo stretchy="false">}</mo>
            <mi mathvariant="italic">devemos</mi>
            <mi mathvariant="italic">encontrar</mi>
            <mi mathvariant="italic">um</mi>
            <mi mathvariant="italic">polinômio</mi>
            <msup>
              <mi>P</mi>
              <mi>n</mi>
            </msup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b>
                  <mi>b</mi>
                  <mn>0</mn>
                </msub>
                <mo stretchy="false">+</mo>
                <mrow>
                  <msub>
                    <mi>b</mi>
                    <mn>1</mn>
                  </msub>
                  <mo stretchy="false">∗</mo>
                  <mi>t</mi>
                </mrow>
                <mo stretchy="false">+</mo>
                <mrow>
                  <msub>
                    <mi>b</mi>
                    <mn>2</mn>
                  </msub>
                  <mo stretchy="false">∗</mo>
                  <msup>
                    <mi>t</mi>
                    <mn>2</mn>
                  </msup>
                </mrow>
                <mo stretchy="false">+</mo>
                <mo stretchy="false">⋯</mo>
                <mo stretchy="false">+</mo>
                <mrow>
                  <msub>
                    <mi>b</mi>
                    <mi>n</mi>
                  </msub>
                  <mo stretchy="false">∗</mo>
                  <msup>
                    <mi>t</mi>
                    <mrow>
                      <mi>n</mi>
                      <mn>.</mn>
                    </mrow>
                  </msup>
                </mrow>
              </mrow>
            </mrow>
          </mrow>
        </mtd>
      </mtr>
      <mtr>
        <mtd>
          <mrow>
            <mi mathvariant="italic">Para</mi>
            <mi mathvariant="italic">isto</mi>
            <mi>,</mi>
            <mi mathvariant="italic">utilizaremos</mi>
            <mi>o</mi>
            <mi mathvariant="italic">sistema</mi>
            <mi mathvariant="italic">linear</mi>
            <mi mathvariant="normal">:</mi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row>
                        <msub>
                          <mi>b</mi>
                          <mn>0</mn>
                        </msub>
                        <mo stretchy="false">+</mo>
                        <mrow>
                          <msub>
                            <mi>b</mi>
                            <mn>1</mn>
                          </msub>
                          <mo stretchy="false">∗</mo>
                          <msub>
                            <mi>t</mi>
                            <mn>1</mn>
                          </msub>
                        </mrow>
                        <mo stretchy="false">+</mo>
                        <mrow>
                          <msub>
                            <mi>b</mi>
                            <mn>2</mn>
                          </msub>
                          <mo stretchy="false">∗</mo>
                          <msubsup>
                            <mi>t</mi>
                            <mn>1</mn>
                            <mn>2</mn>
                          </msubsup>
                        </mrow>
                        <mo stretchy="false">+</mo>
                        <mo stretchy="false">⋯</mo>
                        <mo stretchy="false">+</mo>
                        <mrow>
                          <msub>
                            <mi>b</mi>
                            <mi>n</mi>
                          </msub>
                          <mo stretchy="false">∗</mo>
                          <msubsup>
                            <mi>t</mi>
                            <mn>1</mn>
                            <mi>n</mi>
                          </msubsup>
                        </mrow>
                      </mrow>
                      <mo stretchy="false">=</mo>
                      <msub>
                        <mi>v</mi>
                        <mn>0</mn>
                      </msub>
                    </mrow>
                  </mtd>
                </mtr>
                <mtr>
                  <mtd>
                    <mrow>
                      <mrow>
                        <msub>
                          <mi>b</mi>
                          <mn>0</mn>
                        </msub>
                        <mo stretchy="false">+</mo>
                        <mrow>
                          <msub>
                            <mi>b</mi>
                            <mn>1</mn>
                          </msub>
                          <mo stretchy="false">∗</mo>
                          <msub>
                            <mi>t</mi>
                            <mn>2</mn>
                          </msub>
                        </mrow>
                        <mo stretchy="false">+</mo>
                        <mrow>
                          <msub>
                            <mi>b</mi>
                            <mn>2</mn>
                          </msub>
                          <mo stretchy="false">∗</mo>
                          <msubsup>
                            <mi>t</mi>
                            <mn>2</mn>
                            <mn>2</mn>
                          </msubsup>
                        </mrow>
                        <mo stretchy="false">+</mo>
                        <mo stretchy="false">⋯</mo>
                        <mo stretchy="false">+</mo>
                        <mrow>
                          <msub>
                            <mi>b</mi>
                            <mi>n</mi>
                          </msub>
                          <mo stretchy="false">∗</mo>
                          <msubsup>
                            <mi>t</mi>
                            <mn>2</mn>
                            <mi>n</mi>
                          </msubsup>
                        </mrow>
                      </mrow>
                      <mo stretchy="false">=</mo>
                      <msub>
                        <mi>v</mi>
                        <mn>2</mn>
                      </msub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row>
                        <msub>
                          <mi>b</mi>
                          <mn>0</mn>
                        </msub>
                        <mo stretchy="false">+</mo>
                        <mrow>
                          <msub>
                            <mi>b</mi>
                            <mn>1</mn>
                          </msub>
                          <mo stretchy="false">∗</mo>
                          <msub>
                            <mi>t</mi>
                            <mi>n</mi>
                          </msub>
                        </mrow>
                        <mo stretchy="false">+</mo>
                        <mrow>
                          <msub>
                            <mi>b</mi>
                            <mn>2</mn>
                          </msub>
                          <mo stretchy="false">∗</mo>
                          <msubsup>
                            <mi>t</mi>
                            <mi>n</mi>
                            <mn>2</mn>
                          </msubsup>
                        </mrow>
                        <mo stretchy="false">+</mo>
                        <mo stretchy="false">⋯</mo>
                        <mo stretchy="false">+</mo>
                        <mrow>
                          <msub>
                            <mi>b</mi>
                            <mi>n</mi>
                          </msub>
                          <mo stretchy="false">∗</mo>
                          <msubsup>
                            <mi>t</mi>
                            <mi>n</mi>
                            <mi>n</mi>
                          </msubsup>
                        </mrow>
                      </mrow>
                      <mo stretchy="false">=</mo>
                      <msub>
                        <mi>v</mi>
                        <mi>n</mi>
                      </msub>
                    </mrow>
                  </mtd>
                </mtr>
              </mtable>
            </mrow>
            <mo fence="true" stretchy="true">}</mo>
          </mrow>
        </mtd>
      </mtr>
      <mtr>
        <mtd>
          <mrow>
            <mi mathvariant="italic">Encontramos</mi>
            <mi>a</mi>
            <mi mathvariant="italic">matriz</mi>
            <mi mathvariant="normal">:</mi>
          </mrow>
        </mtd>
      </mtr>
      <mtr>
        <mtd>
          <mrow>
            <mo fence="true" stretchy="true">|</mo>
            <mrow>
              <mtable>
                <mtr>
                  <mtd>
                    <mn>1</mn>
                  </mtd>
                  <mtd>
                    <msub>
                      <mi>t</mi>
                      <mn>1</mn>
                    </msub>
                  </mtd>
                  <mtd>
                    <msubsup>
                      <mi>t</mi>
                      <mn>1</mn>
                      <mn>2</mn>
                    </msubsup>
                  </mtd>
                  <mtd>
                    <mo stretchy="false">⋯</mo>
                  </mtd>
                  <mtd>
                    <msubsup>
                      <mi>t</mi>
                      <mn>1</mn>
                      <mi>n</mi>
                    </msubsup>
                  </mtd>
                  <mtd>
                    <msub>
                      <mi>v</mi>
                      <mn>1</mn>
                    </msub>
                  </mtd>
                </mtr>
                <mtr>
                  <mtd>
                    <mn>1</mn>
                  </mtd>
                  <mtd>
                    <msub>
                      <mi>t</mi>
                      <mn>2</mn>
                    </msub>
                  </mtd>
                  <mtd>
                    <msubsup>
                      <mi>t</mi>
                      <mn>2</mn>
                      <mn>2</mn>
                    </msubsup>
                  </mtd>
                  <mtd>
                    <mo stretchy="false">⋯</mo>
                  </mtd>
                  <mtd>
                    <msubsup>
                      <mi>t</mi>
                      <mn>2</mn>
                      <mi>n</mi>
                    </msubsup>
                  </mtd>
                  <mtd>
                    <msub>
                      <mi>v</mi>
                      <mn>2</mn>
                    </msub>
                  </mtd>
                </mtr>
                <mtr>
                  <mtd>
                    <mo stretchy="false">⋮</mo>
                  </mtd>
                  <mtd>
                    <mo stretchy="false">⋮</mo>
                  </mtd>
                  <mtd>
                    <mo stretchy="false">⋮</mo>
                  </mtd>
                  <mtd>
                    <mo stretchy="false">⋱</mo>
                  </mtd>
                  <mtd>
                    <mo stretchy="false">⋮</mo>
                  </mtd>
                  <mtd>
                    <mo stretchy="false">⋮</mo>
                  </mtd>
                </mtr>
                <mtr>
                  <mtd>
                    <mn>1</mn>
                  </mtd>
                  <mtd>
                    <msub>
                      <mi>t</mi>
                      <mi>n</mi>
                    </msub>
                  </mtd>
                  <mtd>
                    <msubsup>
                      <mi>t</mi>
                      <mi>n</mi>
                      <mn>2</mn>
                    </msubsup>
                  </mtd>
                  <mtd>
                    <mo stretchy="false">⋯</mo>
                  </mtd>
                  <mtd>
                    <msubsup>
                      <mi>t</mi>
                      <mi>n</mi>
                      <mi>n</mi>
                    </msubsup>
                  </mtd>
                  <mtd>
                    <msub>
                      <mi>v</mi>
                      <mi>n</mi>
                    </msub>
                  </mtd>
                </mtr>
              </mtable>
            </mrow>
            <mo fence="true" stretchy="true">|</mo>
          </mrow>
        </mtd>
      </mtr>
      <mtr>
        <mtd>
          <mrow>
            <mi mathvariant="italic">Resolvendo</mi>
            <mi>o</mi>
            <mi mathvariant="italic">sistema</mi>
            <mi mathvariant="italic">por</mi>
            <mi mathvariant="italic">Eliminação</mi>
            <mi mathvariant="italic">de</mi>
            <mi mathvariant="italic">Gauss</mi>
            <mi>,</mi>
            <mi mathvariant="italic">obtemos</mi>
            <mi mathvariant="italic">os</mi>
            <mi mathvariant="italic">coeficientes</mi>
            <mi mathvariant="italic">do</mi>
            <mi mathvariant="italic">polinômio</mi>
            <mi mathvariant="italic">centradro</mi>
            <mi mathvariant="italic">em</mi>
            <mrow>
              <mi>x</mi>
              <mo stretchy="false">=</mo>
              <mn>0.</mn>
            </mrow>
          </mrow>
        </mtd>
      </mtr>
    </mtable>
    <annotation encoding="StarMath 5.0">stack {
Dado um conjunto de Keyframes k = \{(t_1,v_1),(t_2,v_2), dotsaxis , (t_n,v_n)\} devemos  
encontrar um polinômio P^n(t) = b_0 + b_1*t + b_2*t^2 + dotsaxis +b_n*t^n. #
Para isto, utilizaremos o sistema linear: #
left lbrace stack{
                   b_0 +b_1*t_1 + b_2*t_1^2 + dotsaxis + b_n*t_1^n = v_0 #
                   b_0 +b_1*t_2 + b_2*t_2^2 + dotsaxis + b_n*t_2^n = v_2 #
                   dotsvert #
                   b_0 +b_1*t_n + b_2*t_n^2 + dotsaxis + b_n*t_n^n = v_n
            } right rbrace
            
            #
 Encontramos a matriz: #
 
 left lline matrix{
1 # t_1 # t_1^2 # dotsaxis # t_1^n #v_1 ##
1 # t_2 # t_2^2 # dotsaxis # t_2^n #v_2 ##
dotsvert # dotsvert # dotsvert #dotsdown # dotsvert # dotsvert  ##
1 # t_n # t_n^2 # dotsaxis # t_n^n #v_n
}   right rline
 
 #
 
 Resolvendo o sistema por Eliminação de Gauss, obtemos os coeficientes do polinômio centradro em x=0.
 
}
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